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10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Bien</text:p>
          </table:table-cell>
          <table:table-cell table:style-name="ce1" office:value-type="string" calcext:value-type="string">
            <text:p>S/E</text:p>
          </table:table-cell>
          <table:table-cell table:style-name="ce1" office:value-type="string" calcext:value-type="string">
            <text:p>Catégorie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Source des jeux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n des jeux existant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n des jeux futurs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BI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te Web de vente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e des jeux en ligne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Process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ception des jeux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Process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âtimen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L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eux public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L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pier imprimé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ORGP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nel mobil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ORGP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nel fix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ORGP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JV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LO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EL 3D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LO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1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rimante / photocopieus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dinateur portabl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dinateur fix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éseau intern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éseau interne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uteu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chier commerciaux</text:p>
          </table:table-cell>
          <table:table-cell office:value-type="string" calcext:value-type="string">
            <text:p>Essentiel</text:p>
          </table:table-cell>
          <table:table-cell office:value-type="string" calcext:value-type="string">
            <text:p>Inform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uil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LO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ystème d’exploitatio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LO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iel serveur WEB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YSLOG</text:p>
          </table:table-cell>
          <table:table-cell table:number-columns-repeated="1021"/>
        </table:table-row>
      </table:table>
      <table:table table:name="Feuille2" table:style-name="ta1">
        <table:table-column table:style-name="co5" table:default-cell-style-name="Default"/>
        <table:table-column table:style-name="co6" table:number-columns-repeated="12" table:default-cell-style-name="Default"/>
        <table:table-row table:style-name="ro3">
          <table:table-cell/>
          <table:table-cell table:style-name="ce2" office:value-type="string" calcext:value-type="string">
            <text:p>Source des jeux</text:p>
          </table:table-cell>
          <table:table-cell table:style-name="ce2" office:value-type="string" calcext:value-type="string">
            <text:p>Plan des jeux existant</text:p>
          </table:table-cell>
          <table:table-cell table:style-name="ce2" office:value-type="string" calcext:value-type="string">
            <text:p>Plan des jeux futurs</text:p>
          </table:table-cell>
          <table:table-cell table:style-name="ce2" office:value-type="string" calcext:value-type="string">
            <text:p>JBI</text:p>
          </table:table-cell>
          <table:table-cell table:style-name="ce2" office:value-type="string" calcext:value-type="string">
            <text:p>Site Web de vente</text:p>
          </table:table-cell>
          <table:table-cell table:style-name="ce2" office:value-type="string" calcext:value-type="string">
            <text:p>Vente des jeux en ligne</text:p>
          </table:table-cell>
          <table:table-cell table:style-name="ce2" office:value-type="string" calcext:value-type="string">
            <text:p>Conception des jeux</text:p>
          </table:table-cell>
          <table:table-cell table:style-name="ce2" office:value-type="string" calcext:value-type="string">
            <text:p>Fichier commerciaux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Bâtiment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eux public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pier imprimé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sonnel mobile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sonnel fixe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JV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EL 3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RV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RV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imante / photocopieu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inateur portable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dinateur fixe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éseau interne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éseau interne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uteu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ccue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ystème d’exploitation</text:p>
          </table:table-cell>
          <table:table-cell table:number-columns-repeated="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giciel serveur WEB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C2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0:58:05.385233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27:54.193621525</meta:creation-date>
    <dc:date>2018-10-09T14:27:20.771396800</dc:date>
    <meta:editing-duration>PT4H55M54S</meta:editing-duration>
    <meta:editing-cycles>18</meta:editing-cycles>
    <meta:generator>LibreOffice/6.0.6.2$Linux_X86_64 LibreOffice_project/00m0$Build-2</meta:generator>
    <meta:document-statistic meta:table-count="2" meta:cell-count="185" meta:object-count="0"/>
  </office:meta>
</office:document-meta>
</file>